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1b75bc" draw:textarea-horizontal-align="justify" draw:textarea-vertical-align="middle" draw:auto-grow-height="false" fo:min-height="5.35cm" fo:min-width="8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2.15cm" fo:min-width="6.6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272cm" fo:min-width="0cm"/>
    </style:style>
    <style:style style:name="gr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2cm" fo:min-width="0cm"/>
    </style:style>
    <style:style style:name="gr6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1.676cm" fo:min-width="0cm"/>
    </style:style>
    <style:style style:name="gr7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1.589cm" fo:min-width="0cm"/>
    </style:style>
    <style:style style:name="gr8" style:family="graphic" style:parent-style-name="standard">
      <style:graphic-properties svg:stroke-color="#000000" draw:fill="solid" draw:fill-color="#21409a" draw:textarea-horizontal-align="justify" draw:textarea-vertical-align="middle" draw:auto-grow-height="false" fo:min-height="2.9cm" fo:min-width="0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solid" draw:stroke-dash="Ultrafine_20_2_20_Dots_20_3_20_Dashes" svg:stroke-color="#000000" draw:textarea-horizontal-align="justify" draw:textarea-vertical-align="middle" draw:auto-grow-height="false" fo:min-height="2.15cm" fo:min-width="6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solid" draw:fill-color="#21409a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3" draw:layer="layout" svg:width="8.5cm" svg:height="5.6cm" svg:x="10.901cm" svg:y="8.2cm">
          <text:p text:style-name="P1">Base de conocimiento</text:p>
          <text:p text:style-name="P2"><text:span text:style-name="T1"><text:s text:c="7"/></text:span><text:span text:style-name="T1">- Ruido Gaussiano</text:span></text:p>
          <text:p text:style-name="P2"><text:span text:style-name="T2"><text:s text:c="7"/></text:span><text:span text:style-name="T2">- Iluminación heterogénea</text:span></text:p>
          <text:p text:style-name="P2"><text:span text:style-name="T1"><text:s text:c="7"/></text:span><text:span text:style-name="T1">- Fondo homogéneo</text:span></text:p>
          <text:p text:style-name="P2"><text:span text:style-name="T1"><text:s text:c="6"/></text:span><text:span text:style-name="T1">- 4 clases de obje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1cm" svg:height="2.4cm" svg:x="1.701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1.401cm" svg:y="2.3cm">
          <text:p text:style-name="P1">Filtración y </text:p>
          <text:p text:style-name="P1">Segment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1.501cm" svg:y="16.6cm">
          <text:p text:style-name="P1">Clasificación de objetos</text:p>
          <text:p text:style-name="P1">KNN y KMea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1.701cm" svg:y="6cm">
          <text:p text:style-name="P1">(Adaptación) y </text:p>
          <text:p text:style-name="P1">Pre-procesa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1cm" svg:height="2.4cm" svg:x="21.501cm" svg:y="5.9cm">
          <text:p text:style-name="P1">Extracción de Rasg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1.9cm" svg:x="14.601cm" svg:y="5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0.7cm" svg:height="1.9cm" draw:transform="rotate (-0.785398163397449) translate (10.144cm 14.6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19.5cm 15.0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0.785398163397448) translate (9.163cm 6.595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0.785398163397449) translate (20.506cm 5.96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cm" svg:height="2.2cm" svg:x="4.5cm" svg:y="8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1cm" svg:height="2.1cm" draw:transform="rotate (-3.14159265358979) translate (25.3cm 10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cm" svg:height="3.6cm" draw:transform="rotate (-0.785398163397448) translate (9.994cm 2.54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cm" svg:height="3.6cm" draw:transform="rotate (-2.35619449019235) translate (22.261cm 5.05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6.6cm" svg:height="3.806cm" svg:x="2cm" svg:y="16.6cm">
          <draw:text-box>
            <text:p>Adquisición de la imagen con la cámara convencional</text:p>
          </draw:text-box>
        </draw:frame>
        <draw:custom-shape draw:style-name="gr10" draw:text-style-name="P1" draw:layer="layout" svg:width="7.1cm" svg:height="2.4cm" svg:x="1.701cm" svg:y="11.2cm">
          <text:p text:style-name="P1">Transform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cm" svg:height="2.2cm" svg:x="4.501cm" svg:y="13.90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7.1cm" svg:height="2.4cm" svg:x="21.501cm" svg:y="11.2cm">
          <text:p text:style-name="P1">Rendimient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cm" svg:height="2.1cm" draw:transform="rotate (-3.14159265358979) translate (25.3cm 16.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7cm" svg:height="1.9cm" draw:transform="rotate (-1.5707963267949) translate (21.399cm 11.80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0.7cm" svg:height="1.9cm" draw:transform="rotate (-1.5707963267949) translate (10.799cm 11.803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1T12:17:01.415630192</meta:creation-date>
    <dc:date>2020-06-01T19:20:32.805064263</dc:date>
    <meta:editing-duration>PT15M56S</meta:editing-duration>
    <meta:editing-cycles>3</meta:editing-cycles>
    <meta:generator>LibreOffice/6.0.7.3$Linux_X86_64 LibreOffice_project/00m0$Build-3</meta:generator>
    <meta:document-statistic meta:object-count="22"/>
  </office:meta>
</office:document-meta>
</file>